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Deployer.failure( String task , String info , Throwable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Deployer.AbstractDeployer( ServiceMixComponent compon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Deployer.undeploy( ServiceUnit su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bstractDeployer.validate( Endpoint endpoi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Deployer.validate( ServiceUnit su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